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4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7.569cm"/>
    </style:style>
    <style:style style:name="pr2" style:family="presentation" style:parent-style-name="Default-subtitle">
      <style:graphic-properties draw:fill-color="#ffffff" fo:min-height="8.5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top" fo:min-height="11.929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1cm" fo:margin-bottom="0cm"/>
    </style:style>
    <style:style style:name="P7" style:family="paragraph">
      <style:paragraph-properties fo:margin-top="1cm" fo:margin-bottom="0cm"/>
      <style:text-properties fo:font-size="36pt" style:font-size-asian="36pt" style:font-size-complex="36pt"/>
    </style:style>
    <style:style style:name="P8" style:family="paragraph">
      <style:paragraph-properties fo:margin-top="1cm" fo:margin-bottom="0cm"/>
      <style:text-properties style:font-name="Liberation Sans2"/>
    </style:style>
    <style:style style:name="P9" style:family="paragraph">
      <style:text-properties fo:font-size="66pt" style:font-size-asian="66pt" style:font-size-complex="6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Tahoma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Liberation Sans2"/>
    </style:style>
    <style:style style:name="T6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199cm" svg:height="7.569cm" svg:x="1.401cm" svg:y="2.963cm" presentation:class="title" presentation:user-transformed="true">
          <draw:text-box>
            <text:p><text:span text:style-name="T1">Workflow utilizando mapas conceituais para implantação de governança corporativa visando cidades inteligentes.</text:span></text:p>
          </draw:text-box>
        </draw:frame>
        <draw:frame presentation:style-name="pr2" draw:text-style-name="P2" draw:layer="layout" svg:width="25.199cm" svg:height="8.579cm" svg:x="1.401cm" svg:y="10.4cm" presentation:class="subtitle" presentation:user-transformed="true">
          <draw:text-box draw:corner-radius="0.199cm">
            <text:p>Projeto de Trabalho de Conclusão de Curso</text:p>
            <text:p>para Ciências da computação</text:p>
            <text:p/>
            <text:p>José Ricardo Guidetti Junior</text:p>
            <text:p>Orientador: Sérgio Akio Tanaka</text:p>
          </draw:text-box>
        </draw:frame>
        <draw:frame draw:style-name="gr1" draw:text-style-name="P3" draw:layer="layout" svg:width="12.821cm" svg:height="1.674cm" svg:x="7.587cm" svg:y="9.661cm">
          <draw:text-box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ualização da<text:line-break/>problemática</text:p>
          </draw:text-box>
        </draw:frame>
        <draw:frame presentation:style-name="pr5" draw:layer="layout" svg:width="25.199cm" svg:height="12.179cm" svg:x="1.601cm" svg:y="4.6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vanço das tecnologias;</text:p>
                <text:p/>
              </text:list-item>
              <text:list-item>
                <text:p>Cidades inteligent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ualizaçã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Definição do problem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3">Tema: Modelagem e processo de negócio BPMN</text:span></text:p>
              </text:list-item>
              <text:list-item>
                <text:p text:style-name="P5"><text:span text:style-name="T3">Questão de Pesquisa: &lt;a hipótese do seu</text:span></text:p>
              </text:list-item>
              <text:list-item>
                <text:p text:style-name="P5"><text:span text:style-name="T3">trabalho, a pergunta ainda sem resposta que</text:span></text:p>
              </text:list-item>
              <text:list-item>
                <text:p text:style-name="P5"><text:span text:style-name="T3">motiva a realização dessa pesquisa&gt;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Palavras-Chaves: Cidades inteligentes, modelagem de negócios, Modelo conceitual, Big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Objetivo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 text:style-name="P6">&lt;objetivo geral do trabalho&gt;</text:p>
              </text:list-item>
              <text:list-item>
                <text:p text:style-name="P6">&lt;onde o trabalho deseja chegar?&gt;</text:p>
              </text:list-item>
              <text:list-item>
                <text:p text:style-name="P6">&lt;o que deseja cumprir?&gt;</text:p>
              </text:list-item>
              <text:list-item>
                <text:p text:style-name="P6">&lt;para que ele será feito?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7" draw:layer="layout" svg:width="25.199cm" svg:height="16.8cm" svg:x="1.4cm" svg:y="2.6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p text:style-name="P6"><text:span text:style-name="T4">&lt;objetivos específicos&gt;</text:span></text:p>
              </text:list-item>
            </text:list>
            <text:list text:style-name="L2">
              <text:list-header>
                <text:p text:style-name="P6"><text:span text:style-name="T4">1. &lt;primeiro objetivo&gt;</text:span></text:p>
                <text:p text:style-name="P6"><text:span text:style-name="T4">2. &lt;segundo objetivo&gt;</text:span></text:p>
                <text:p text:style-name="P6"><text:span text:style-name="T4">3. &lt;lembre-se, estudar não é objetivo&gt;</text:span></text:p>
                <text:p text:style-name="P6"><text:span text:style-name="T4">4. &lt;fazer levantamento bibliográfico também não&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Justificativa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6">&lt;por que alguém irá se interessar neste trabalho?&gt;</text:p>
              </text:list-item>
              <text:list-item>
                <text:p text:style-name="P6">&lt;qual a necessidade deste trabalho ocorrer?&gt;</text:p>
              </text:list-item>
              <text:list-item>
                <text:p>&lt;como este trabalho será útil?&gt;</text:p>
              </text:list-item>
              <text:list-item>
                <text:p text:style-name="P6"><text:s/>“Professor, eu preciso me formar. É por isso...”</text:p>
              </text:list-item>
              <text:list-item>
                <text:p text:style-name="P6">Isso não é justificati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Método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 text:style-name="P6"><text:span text:style-name="T5">&lt;como será feito o trabalho?&gt;</text:span></text:p>
              </text:list-item>
              <text:list-item>
                <text:p text:style-name="P6"><text:span text:style-name="T5">&lt;quais os passos específicos?&gt;</text:span></text:p>
              </text:list-item>
              <text:list-item>
                <text:p text:style-name="P6"><text:span text:style-name="T5">&lt;como será avaliado o trabalho?&gt;&lt;esta metodologia ajudará a responder a questão de pesquisa?&gt;</text:span></text:p>
              </text:list-item>
              <text:list-item>
                <text:p text:style-name="P6"><text:span text:style-name="T5">Exemplo: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gramação da ferramenta inovadora</text:span></text:p>
                  </text:list-item>
                  <text:list-item>
                    <text:p><text:span text:style-name="T5">Avaliação da ferramenta perante usuários significativos</text:span></text:p>
                  </text:list-item>
                  <text:list-item>
                    <text:p><text:span text:style-name="T5">Análise da avaliação com utilização da estatíst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Revisão bibliográfic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&lt;use yEd para ontologia e ontogenia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&lt;liste os 5 principais artigos, ABNT&gt;</text:p>
                <text:p/>
                <text:list>
                  <text:list-item>
                    <text:p>&lt;associe a cada um algumas das 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&lt;artigo2&gt;</text:p>
                <text:p/>
                <text:list>
                  <text:list-item>
                    <text:p>&lt;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&lt;artigo3&gt;</text:p>
                <text:p/>
                <text:list>
                  <text:list-item>
                    <text:p>&lt;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&lt;artigo4&gt;</text:p>
                <text:p/>
                <text:list>
                  <text:list-item>
                    <text:p>&lt;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&lt;artigo5&gt;</text:p>
                <text:p/>
                <text:list>
                  <text:list-item>
                    <text:p>&lt;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Contribuições esperada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o que mudará no mundo após o seu trabalho estar completo?&gt;</text:p>
              </text:list-item>
              <text:list-item>
                <text:p>&lt;que recurso novo as pessoas terão disponível para utilizar?&gt;</text:p>
              </text:list-item>
              <text:list-item>
                <text:p>&lt;que conhecimento novo será difundido?&gt;</text:p>
              </text:list-item>
              <text:list-item>
                <text:p>&lt;note que é uma tarefa especulativa, afinal, ninguém sabe ainda o resultado do seu estudo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9" draw:layer="layout" svg:width="25.199cm" svg:height="3.506cm" svg:x="1.4cm" svg:y="0.837cm" presentation:class="title">
          <draw:text-box>
            <text:p><text:span text:style-name="T6">Cronograma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&lt;diagrama de Gantt&gt;</text:p>
              </text:list-item>
              <text:list-item>
                <text:p text:style-name="P6">&lt;devem figurar no diagrama&gt;</text:p>
              </text:list-item>
              <text:list-item>
                <text:p text:style-name="P6">&lt;todos os passos previstos na metodologia&gt;</text:p>
              </text:list-item>
              <text:list-item>
                <text:p text:style-name="P6">&lt;objetivos específicos&gt;</text:p>
              </text:list-item>
              <text:list-item>
                <text:p text:style-name="P6">&lt;datas de apresentação e entrega dos trabalhos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letter-kerning="true" style:font-name-asian="Tahoma1" style:font-family-asian="Tahoma" style:font-family-generic-asian="swiss" style:font-pitch-asian="variable" style:font-size-asian="11pt" style:language-asian="ar" style:country-asian="SA"/>
    </style:style>
    <style:style style:name="Heading_20_3" style:display-name="Heading 3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ar" style:country-asian="SA"/>
    </style:style>
    <style:style style:name="Heading_20_4" style:display-name="Heading 4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ar" style:country-asian="SA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Tahoma1" style:font-family-asian="Tahoma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FreeSans1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FreeSans1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Tahoma1" style:font-family-asian="Tahoma" style:font-family-generic-asian="swiss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09:52:33.473219683</meta:creation-date>
    <dc:date>2017-04-20T08:27:21.593524223</dc:date>
    <meta:editing-duration>PT47M1S</meta:editing-duration>
    <meta:editing-cycles>6</meta:editing-cycles>
    <meta:generator>LibreOffice/5.1.4.2$Linux_X86_64 LibreOffice_project/10m0$Build-2</meta:generator>
    <meta:document-statistic meta:object-count="80"/>
  </office:meta>
</office:document-meta>
</file>